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Standard">
      <style:text-properties officeooo:rsid="00190114" officeooo:paragraph-rsid="00190114"/>
    </style:style>
    <style:style style:name="P2" style:family="paragraph" style:parent-style-name="Standard">
      <style:paragraph-properties fo:text-align="center" style:justify-single-word="false"/>
      <style:text-properties fo:font-style="normal" officeooo:rsid="00190114" officeooo:paragraph-rsid="00190114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 Nguyen</text:p>
      <text:p text:style-name="P1">CIS-3207</text:p>
      <text:p text:style-name="P2">Lab03</text:p>
      <text:p text:style-name="P1">Simple Dictionary Spellchecker Server</text:p>
      <text:p text:style-name="P1">purpose</text:p>
      <text:p text:style-name="P1"><text:s text:c="4"/>To receive simple words from client and check with a the loaded dictionary if these</text:p>
      <text:p text:style-name="P1"><text:s text:c="4"/>words are correct. If incorrect the word will be sent back with a misspelled label</text:p>
      <text:p text:style-name="P1"><text:s text:c="4"/>and if it is correct the word will be label with OK. The real objective is to learn</text:p>
      <text:p text:style-name="P1"><text:s text:c="4"/>about about the producer and consumer problem through different network. We have to</text:p>
      <text:p text:style-name="P1"><text:s text:c="4"/>learn how to implement a socket and a threadpool.</text:p>
      <text:p text:style-name="P1">Server</text:p>
      <text:p text:style-name="P1"><text:s text:c="4"/>main</text:p>
      <text:p text:style-name="P1"><text:s text:c="8"/>starts the threadpool with MAX_THREAD and MAX_QUEUE</text:p>
      <text:p text:style-name="P1"><text:s text:c="8"/>init dictionary with argv 1, if null, use default</text:p>
      <text:p text:style-name="P1"><text:s text:c="8"/>set port</text:p>
      <text:p text:style-name="P1"><text:s text:c="8"/>start Server</text:p>
      <text:p text:style-name="P1"><text:s text:c="4"/>server_start</text:p>
      <text:p text:style-name="P1"><text:s text:c="8"/>simple socket with sockaddr_in set up, print host's IPs and loop to accept() client socket </text:p>
      <text:p text:style-name="P1"><text:s text:c="8"/>and add to work queue through threadpool_add</text:p>
      <text:p text:style-name="P1"><text:s text:c="4"/>wordChecking</text:p>
      <text:p text:style-name="P1"><text:s text:c="8"/>the thread will recv() from the client socket and call remove_n to </text:p>
      <text:p text:style-name="P1"><text:s text:c="8"/>format string to strcmp with the dictionary word. strcat ok or missplelled and</text:p>
      <text:p text:style-name="P1"><text:s text:c="8"/>return using send();</text:p>
      <text:p text:style-name="P1"><text:s text:c="4"/>dictionary_init</text:p>
      <text:p text:style-name="P1"><text:s text:c="8"/>first, check for if there's an external dictionary being used or the default.</text:p>
      <text:p text:style-name="P1"><text:s text:c="8"/>Then open the dictionary file and loop to find number of entries to malloc.</text:p>
      <text:p text:style-name="P1"><text:s text:c="8"/>Use getline to read words and add to dictionary struct. return dictionary.</text:p>
      <text:p text:style-name="P1"><text:s text:c="4"/>print_peerip</text:p>
      <text:p text:style-name="P1"><text:s text:c="8"/>init sockaddr_in and use getpeername() to get client's ip and print it.</text:p>
      <text:p text:style-name="P1"><text:s text:c="4"/>print_hostip</text:p>
      <text:p text:style-name="P1"><text:s text:c="8"/>use ifaddrs to get local address and loop through confirmming if AF_INET.</text:p>
      <text:p text:style-name="P1"><text:s text:c="8"/>If IPv4, print the address and get next till null.</text:p>
      <text:p text:style-name="P1"><text:s text:c="4"/>remove_n <text:s text:c="2"/></text:p>
      <text:p text:style-name="P1"><text:s text:c="8"/>loop through given word through and remove all \n\r\t from the word.</text:p>
      <text:p text:style-name="P1"><text:s text:c="8"/>Then add \n\0 at the end to fit the wanted format in order to compare.</text:p>
      <text:p text:style-name="P1">ThreadPool</text:p>
      <text:p text:style-name="P1"><text:s text:c="4"/>threadpool_init</text:p>
      <text:p text:style-name="P1"><text:s text:c="8"/>this simply init all value for threadpool and job queue, letting the</text:p>
      <text:p text:style-name="P1"><text:s text:c="8"/>threads run in threadpool_work.</text:p>
      <text:p text:style-name="P1"><text:s text:c="4"/>threadpool_add</text:p>
      <text:p text:style-name="P1"><text:s text:c="8"/>by receiving the a threadpool and a socket, it checks for if the job queue</text:p>
      <text:p text:style-name="P1"><text:s text:c="8"/>full. Then add the socket into the job queue and returning 0 success and -1</text:p>
      <text:p text:style-name="P1"><text:s text:c="8"/>on failure.</text:p>
      <text:p text:style-name="P1"><text:s text:c="4"/>threadpool_work</text:p>
      <text:p text:style-name="P1"><text:s text:c="8"/>the threads will start waiting in a semaphore until a wakeup from the</text:p>
      <text:p text:style-name="P1"><text:s text:c="8"/>server. The thread will fetch the socket and increment head of the queue</text:p>
      <text:p text:style-name="P1"><text:s text:c="8"/>and leave the queue to start wordChecking().</text:p>
      <text:p text:style-name="P1"><text:s text:c="4"/>threadpool_self</text:p>
      <text:p text:style-name="P1"><text:s text:c="8"/>loop through threads in the threadppool to find index of given thread id. </text:p>
      <text:p text:style-name="P1"><text:soft-page-break/><text:s text:c="8"/>return index in threadpool</text:p>
      <text:p text:style-name="P1"><text:s text:c="4"/>threadpool_isbusy</text:p>
      <text:p text:style-name="P1"><text:s text:c="8"/>loop through threadpool to check iswait = 1 for every thread, then </text:p>
      <text:p text:style-name="P1"><text:s text:c="8"/>return threadpool is busy</text:p>
      <text:p text:style-name="P1"><text:s text:c="4"/>check_ptr</text:p>
      <text:p text:style-name="P1"><text:s text:c="8"/>check memory allocation if null</text:p>
      <text:p text:style-name="P1"><text:s text:c="4"/>raise_error</text:p>
      <text:p text:style-name="P1"><text:s text:c="8"/>fprintf an error and exit </text:p>
      <text:p text:style-name="P1">testing</text:p>
      <text:p text:style-name="P1"><text:s text:c="4"/>method</text:p>
      <text:p text:style-name="P1"><text:s text:c="8"/>GDB</text:p>
      <text:p text:style-name="P1"><text:s text:c="12"/>By using gdb, i could test each thread individually on their returns, errors,</text:p>
      <text:p text:style-name="P1"><text:s text:c="12"/>calls and the line of these errors. I would initially break line after socket</text:p>
      <text:p text:style-name="P1"><text:s text:c="12"/>initiation and go into the server accept loop, then switch from the main thread</text:p>
      <text:p text:style-name="P1"><text:s text:c="12"/>to a worker thread. The majority of errors i received were seg fault and comprarasion</text:p>
      <text:p text:style-name="P1"><text:s text:c="12"/>errors. Errors in string parsing lead me to make remove_n() and finer tunning in</text:p>
      <text:p text:style-name="P1"><text:s text:c="12"/>formating each string sent. Though initially, i had problem with opening the </text:p>
      <text:p text:style-name="P1"><text:s text:c="12"/>same port and the process took too long to relinquist the port. So i set up</text:p>
      <text:p text:style-name="P1"><text:s text:c="12"/>setsockopt() to forcefully bind the socket into the port. In addition, i used</text:p>
      <text:p text:style-name="P1"><text:s text:c="12"/>fuser to kill the processes that were hogging the port to further resolves </text:p>
      <text:p text:style-name="P1"><text:s text:c="12"/>problems.</text:p>
      <text:p text:style-name="P1"><text:s text:c="8"/>local</text:p>
      <text:p text:style-name="P1"><text:s text:c="12"/>By using local lan address and loop back address, i was able to test over network.</text:p>
      <text:p text:style-name="P1"><text:s text:c="12"/>The method helped to understand threads concurrency and the return of string concatted</text:p>
      <text:p text:style-name="P1"><text:s text:c="12"/>word. This helped toward making each thread printing its fd number that it is serving</text:p>
      <text:p text:style-name="P1"><text:s text:c="12"/>and its own id, to visually indicate concurrency and debugging.</text:p>
      <text:p text:style-name="P1"><text:s text:c="8"/>Campus Linux Server</text:p>
      <text:p text:style-name="P1"><text:s text:c="12"/>The linux works fine to finallize the server, but it took time to figure out</text:p>
      <text:p text:style-name="P1"><text:s text:c="12"/>how to run a bash script with persmission on the campus's server. I had to given</text:p>
      <text:p text:style-name="P1"><text:s text:c="12"/>the bash scrip permission toe execute with chmod and let bash know the path</text:p>
      <text:p text:style-name="P1"><text:s text:c="12"/>to the script using set PATH. The script worked fine otherwise, this script</text:p>
      <text:p text:style-name="P1"><text:s text:c="12"/>deliver connection concurrently using either xargs or just simple &amp;.</text:p>
      <text:p text:style-name="P1"><text:s text:c="4"/>script</text:p>
      <text:p text:style-name="P1"><text:s text:c="8"/>Was written using for bash using xargs and &amp; to implement mutliple processes/threads</text:p>
      <text:p text:style-name="P1"><text:s text:c="8"/>to run the python script with a test file, ip address and 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2:31:06.717274919</meta:creation-date>
    <dc:date>2017-10-31T12:32:33.553097932</dc:date>
    <meta:editing-duration>PT1M29S</meta:editing-duration>
    <meta:editing-cycles>1</meta:editing-cycles>
    <meta:generator>LibreOffice/5.3.6.1$Linux_X86_64 LibreOffice_project/30m0$Build-1</meta:generator>
    <meta:document-statistic meta:table-count="0" meta:image-count="0" meta:object-count="0" meta:page-count="2" meta:paragraph-count="84" meta:word-count="670" meta:character-count="4502" meta:non-whitespace-character-count="3306"/>
  </office:meta>
</office:document-meta>
</file>